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justify" style:justify-single-word="false"/>
      <style:text-properties fo:language="ru" fo:country="RU"/>
    </style:style>
    <style:style style:name="P3" style:family="paragraph" style:parent-style-name="Standard">
      <style:text-properties fo:language="ru" fo:country="RU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ru" fo:country="RU"/>
    </style:style>
    <style:style style:name="P5" style:family="paragraph" style:parent-style-name="Standard" style:list-style-name="L1">
      <style:paragraph-properties fo:text-align="justify" style:justify-single-word="false"/>
      <style:text-properties fo:language="ru" fo:country="RU"/>
    </style:style>
    <style:style style:name="P6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писание модуля <text:span text:style-name="T1">ServerDataDCS.</text:span></text:p>
      <text:p text:style-name="P1">Данный модуль осуществляет взаимодействие с УЦВС через <text:span text:style-name="T1">datacontrol.cpp</text:span><text:span text:style-name="T1">(</text:span>находящийся УЦВС)</text:p>
      <text:p text:style-name="P1"/>
      <text:p text:style-name="P2"><text:tab/>Должен быть многопоточным и обеспечивать большую пропускную способность(параллельную обработку запросов).</text:p>
      <text:p text:style-name="P2"/>
      <text:p text:style-name="P2">Тип команд:</text:p>
      <text:list xml:id="list1329923287588710992" text:style-name="L1">
        <text:list-item>
          <text:p text:style-name="P5">загрузка определенного файла с интерфейсом и обеспечение обмена по этому протоколу.</text:p>
        </text:list-item>
      </text:list>
      <text:p text:style-name="P6"/>
      <text:p text:style-name="P6">Предложения:</text:p>
      <text:p text:style-name="P2"/>
      <text:p text:style-name="P2"><text:tab/>- в <text:span text:style-name="T1">control.cpp <text:s/></text:span>и <text:span text:style-name="T1">datacontrol.cpp </text:span>формировать признак изменения структуры, для этого каждый цикл нужно читать <text:span text:style-name="T1">CRC </text:span>или проводить сравнение участков памят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S</meta:editing-duration>
    <meta:editing-cycles>8</meta:editing-cycles>
    <meta:generator>OpenOffice/4.0.0$Win32 OpenOffice.org_project/400m3$Build-9702</meta:generator>
    <dc:date>2016-06-15T11:10:13.41</dc:date>
    <meta:document-statistic meta:table-count="0" meta:image-count="0" meta:object-count="0" meta:page-count="1" meta:paragraph-count="7" meta:word-count="58" meta:character-count="487"/>
    <dc:creator>Федор Гурин</dc:creator>
    <meta:user-defined meta:name="Info 1"/>
    <meta:user-defined meta:name="Info 2"/>
    <meta:user-defined meta:name="Info 3"/>
    <meta:user-defined meta:name="Info 4"/>
  </office:meta>
</office:document-meta>
</file>